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/>
          <table:table-cell office:value-type="string" calcext:value-type="string">
            <text:p>before c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6f0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03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0x343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/>
          <table:table-cell office:value-type="string" calcext:value-type="string">
            <text:p>after c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7f</text:p>
          </table:table-cell>
          <table:table-cell office:value-type="string" calcext:value-type="string">
            <text:p>0x03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b0 0x33???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/>
          <table:table-cell office:value-type="string" calcext:value-type="string">
            <text:p>after call wa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7f</text:p>
          </table:table-cell>
          <table:table-cell office:value-type="string" calcext:value-type="string">
            <text:p>0x03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b0 0x33???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7:14:40.086000000</meta:creation-date>
    <dc:date>2021-05-25T17:34:52.910000000</dc:date>
    <meta:editing-duration>PT9M42S</meta:editing-duration>
    <meta:editing-cycles>1</meta:editing-cycles>
    <meta:document-statistic meta:table-count="1" meta:cell-count="40" meta:object-count="0"/>
    <meta:generator>LibreOffice/7.0.1.2$Windows_X86_64 LibreOffice_project/7cbcfc562f6eb6708b5ff7d7397325de9e764452</meta:generator>
  </office:meta>
</office:document-meta>
</file>